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pen Sans" svg:font-family="'Open Sans', Tahoma, Verdana, Arial, sans-serif"/>
    <style:font-face style:name="Roboto" svg:font-family="Roboto, Helvetica, Arial, sans-serif"/>
    <style:font-face style:name="sans-serif" svg:font-family="sans-serif"/>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31cm" fo:line-height="150%" fo:text-align="justify" style:justify-single-word="false" fo:text-indent="0cm" style:auto-text-indent="false" style:writing-mode="page"/>
      <style:text-properties style:font-name="Times" fo:font-size="12pt" officeooo:paragraph-rsid="000eb3a8" style:font-size-asian="12pt" style:font-size-complex="12pt"/>
    </style:style>
    <style:style style:name="P2" style:family="paragraph" style:parent-style-name="Standard">
      <style:paragraph-properties fo:margin-left="0cm" fo:margin-right="0.31cm" fo:line-height="150%" fo:text-align="justify" style:justify-single-word="false" fo:text-indent="0cm" style:auto-text-indent="false" style:writing-mode="page"/>
      <style:text-properties fo:color="#1a1a1a" style:font-name="Times" fo:font-size="12pt" fo:letter-spacing="normal" officeooo:paragraph-rsid="000eb3a8" style:letter-kerning="false" style:font-size-asian="12pt" style:font-size-complex="12pt"/>
    </style:style>
    <style:style style:name="P3" style:family="paragraph" style:parent-style-name="Standard">
      <style:paragraph-properties fo:margin-left="0cm" fo:margin-right="0.31cm" fo:line-height="150%" fo:text-align="justify" style:justify-single-word="false" fo:text-indent="0cm" style:auto-text-indent="false" style:writing-mode="page"/>
      <style:text-properties fo:color="#1a1a1a" style:text-outline="false" style:font-name="Times" fo:font-size="12pt" fo:letter-spacing="normal" officeooo:paragraph-rsid="000eb3a8" style:letter-kerning="false" style:font-size-asian="12pt" style:font-size-complex="12pt"/>
    </style:style>
    <style:style style:name="P4" style:family="paragraph" style:parent-style-name="Standard">
      <style:paragraph-properties fo:margin-left="0cm" fo:margin-right="0.31cm" fo:line-height="150%" fo:text-align="justify" style:justify-single-word="false" fo:text-indent="0cm" style:auto-text-indent="false" style:writing-mode="page"/>
      <style:text-properties fo:color="#000000" style:text-outline="false" style:font-name="Times" fo:font-size="12pt" fo:letter-spacing="normal" officeooo:paragraph-rsid="000eb3a8" style:letter-kerning="true" style:font-size-asian="12pt" style:font-size-complex="12pt"/>
    </style:style>
    <style:style style:name="P5" style:family="paragraph" style:parent-style-name="Standard" style:master-page-name="Standard">
      <style:paragraph-properties fo:margin-left="0cm" fo:margin-right="0.31cm" fo:line-height="150%" fo:text-align="justify" style:justify-single-word="false" fo:text-indent="0cm" style:auto-text-indent="false" style:page-number="auto" style:writing-mode="page"/>
      <style:text-properties style:font-name="Times" fo:font-size="12pt" officeooo:paragraph-rsid="000eb3a8" style:font-size-asian="12pt" style:font-size-complex="12pt"/>
    </style:style>
    <style:style style:name="P6" style:family="paragraph" style:parent-style-name="Standard">
      <style:paragraph-properties fo:margin-left="0cm" fo:margin-right="0.31cm" fo:line-height="150%" fo:text-align="justify" style:justify-single-word="false" fo:text-indent="0cm" style:auto-text-indent="false" style:writing-mode="page"/>
      <style:text-properties fo:font-variant="normal" fo:text-transform="none" fo:color="#1a1a1a" style:font-name="Times" fo:font-size="12pt" fo:letter-spacing="normal" fo:font-style="normal" fo:font-weight="normal" officeooo:rsid="00025ca3" officeooo:paragraph-rsid="000eb3a8" style:letter-kerning="false" style:font-size-asian="12pt" style:font-size-complex="12pt"/>
    </style:style>
    <style:style style:name="P7" style:family="paragraph" style:parent-style-name="Standard">
      <style:paragraph-properties fo:margin-left="0cm" fo:margin-right="0.31cm" fo:line-height="150%" fo:text-align="justify" style:justify-single-word="false" fo:text-indent="0cm" style:auto-text-indent="false" style:writing-mode="page"/>
      <style:text-properties fo:color="#1a1a1a" style:font-name="Times" fo:font-size="12pt" fo:letter-spacing="normal" officeooo:paragraph-rsid="000eb3a8" style:letter-kerning="false" style:font-size-asian="12pt" style:font-size-complex="12pt"/>
    </style:style>
    <style:style style:name="P8" style:family="paragraph" style:parent-style-name="Standard">
      <style:paragraph-properties fo:margin-left="0cm" fo:margin-right="0.31cm" fo:line-height="150%" fo:text-align="justify" style:justify-single-word="false" fo:text-indent="0cm" style:auto-text-indent="false" style:writing-mode="page"/>
      <style:text-properties fo:color="#1a1a1a" style:text-outline="false" style:font-name="Times" fo:font-size="12pt" fo:letter-spacing="normal" officeooo:paragraph-rsid="000eb3a8" style:letter-kerning="false" style:font-size-asian="12pt" style:font-size-complex="12pt"/>
    </style:style>
    <style:style style:name="P9" style:family="paragraph" style:parent-style-name="Standard">
      <style:paragraph-properties fo:margin-left="0cm" fo:margin-right="0.31cm" fo:line-height="150%" fo:text-align="justify" style:justify-single-word="false" fo:text-indent="0cm" style:auto-text-indent="false" style:writing-mode="page"/>
      <style:text-properties fo:color="#000000" style:text-outline="false" style:font-name="Times" fo:font-size="12pt" fo:letter-spacing="normal" officeooo:paragraph-rsid="000eb3a8" style:letter-kerning="true" style:font-size-asian="12pt" style:font-size-complex="12pt"/>
    </style:style>
    <style:style style:name="P10" style:family="paragraph" style:parent-style-name="Standard">
      <style:paragraph-properties fo:margin-left="0cm" fo:margin-right="0.31cm" fo:line-height="150%" fo:text-align="justify" style:justify-single-word="false" fo:text-indent="0cm" style:auto-text-indent="false" style:writing-mode="page"/>
      <style:text-properties style:font-name="Times" fo:font-size="12pt" officeooo:paragraph-rsid="00185226" style:font-size-asian="12pt" style:font-size-complex="12pt"/>
    </style:style>
    <style:style style:name="P11" style:family="paragraph" style:parent-style-name="Standard">
      <style:paragraph-properties fo:margin-left="0cm" fo:margin-right="0.31cm" fo:line-height="150%" fo:text-align="justify" style:justify-single-word="false" fo:text-indent="0cm" style:auto-text-indent="false" style:writing-mode="page"/>
      <style:text-properties officeooo:paragraph-rsid="001ae75e"/>
    </style:style>
    <style:style style:name="P12" style:family="paragraph" style:parent-style-name="Standard">
      <style:paragraph-properties fo:margin-left="0cm" fo:margin-right="0.31cm" fo:line-height="150%" fo:text-align="justify" style:justify-single-word="false" fo:text-indent="0cm" style:auto-text-indent="false" style:writing-mode="page"/>
      <style:text-properties officeooo:paragraph-rsid="002ac05a"/>
    </style:style>
    <style:style style:name="P13" style:family="paragraph" style:parent-style-name="Standard">
      <style:paragraph-properties fo:margin-left="0cm" fo:margin-right="0.31cm" fo:line-height="150%" fo:text-align="justify" style:justify-single-word="false" fo:text-indent="0cm" style:auto-text-indent="false" style:writing-mode="page"/>
      <style:text-properties officeooo:rsid="001bc47f" officeooo:paragraph-rsid="002ac05a"/>
    </style:style>
    <style:style style:name="P14" style:family="paragraph" style:parent-style-name="Standard">
      <style:paragraph-properties fo:margin-left="0cm" fo:margin-right="0.31cm" fo:line-height="150%" fo:text-align="justify" style:justify-single-word="false" fo:text-indent="0cm" style:auto-text-indent="false" style:writing-mode="page"/>
      <style:text-properties officeooo:rsid="002e82b0" officeooo:paragraph-rsid="0037131c"/>
    </style:style>
    <style:style style:name="T1" style:family="text">
      <style:text-properties fo:color="#000000" style:text-outline="false" fo:letter-spacing="normal" style:letter-kerning="true"/>
    </style:style>
    <style:style style:name="T2" style:family="text">
      <style:text-properties fo:color="#000000" style:text-outline="false" fo:letter-spacing="normal" officeooo:rsid="001077ed" style:letter-kerning="true"/>
    </style:style>
    <style:style style:name="T3" style:family="text">
      <style:text-properties fo:color="#000000" style:text-outline="false" fo:letter-spacing="normal" officeooo:rsid="00107dd8" style:letter-kerning="true"/>
    </style:style>
    <style:style style:name="T4" style:family="text">
      <style:text-properties fo:color="#000000" style:text-outline="false" fo:letter-spacing="normal" officeooo:rsid="00131899" style:letter-kerning="true"/>
    </style:style>
    <style:style style:name="T5" style:family="text">
      <style:text-properties fo:color="#000000" style:text-outline="false" fo:letter-spacing="normal" officeooo:rsid="00117771" style:letter-kerning="true"/>
    </style:style>
    <style:style style:name="T6" style:family="text">
      <style:text-properties fo:color="#000000" style:text-outline="false" fo:letter-spacing="normal" officeooo:rsid="0012c038" style:letter-kerning="true"/>
    </style:style>
    <style:style style:name="T7" style:family="text">
      <style:text-properties fo:color="#000000" style:text-outline="false" fo:letter-spacing="normal" officeooo:rsid="0014606f" style:letter-kerning="true"/>
    </style:style>
    <style:style style:name="T8" style:family="text">
      <style:text-properties fo:color="#000000" style:text-outline="false" fo:letter-spacing="normal" officeooo:rsid="001a4314" style:letter-kerning="true"/>
    </style:style>
    <style:style style:name="T9" style:family="text">
      <style:text-properties fo:color="#000000" style:text-outline="false" fo:letter-spacing="normal" officeooo:rsid="002ac05a" style:letter-kerning="true"/>
    </style:style>
    <style:style style:name="T10" style:family="text">
      <style:text-properties fo:color="#000000" style:text-outline="false" fo:letter-spacing="normal" style:letter-kerning="false"/>
    </style:style>
    <style:style style:name="T11" style:family="text">
      <style:text-properties fo:color="#000000" style:text-outline="false" style:font-name="Times" fo:font-size="12pt" fo:letter-spacing="normal" style:letter-kerning="true" style:font-size-asian="12pt" style:font-size-complex="12pt"/>
    </style:style>
    <style:style style:name="T12" style:family="text">
      <style:text-properties fo:color="#000000" style:text-outline="false" style:font-name="Times" fo:font-size="12pt" fo:letter-spacing="normal" officeooo:rsid="00185226" style:letter-kerning="true" style:font-size-asian="12pt" style:font-size-complex="12pt"/>
    </style:style>
    <style:style style:name="T13" style:family="text">
      <style:text-properties fo:color="#000000" style:text-outline="false" style:font-name="Times" fo:font-size="12pt" fo:letter-spacing="normal" officeooo:rsid="001a4314" style:letter-kerning="true" style:font-size-asian="12pt" style:font-size-complex="12pt"/>
    </style:style>
    <style:style style:name="T14" style:family="text">
      <style:text-properties fo:color="#000000" style:text-outline="false" style:font-name="Times" fo:font-size="12pt" fo:letter-spacing="normal" officeooo:rsid="001ae75e" style:letter-kerning="true" style:font-size-asian="12pt" style:font-size-complex="12pt"/>
    </style:style>
    <style:style style:name="T15" style:family="text">
      <style:text-properties fo:color="#000000" style:text-outline="false" style:font-name="Times" fo:font-size="12pt" fo:letter-spacing="normal" officeooo:rsid="001a4314" style:letter-kerning="true" fo:background-color="transparent" loext:char-shading-value="0" style:font-size-asian="12pt" style:font-size-complex="12pt"/>
    </style:style>
    <style:style style:name="T16" style:family="text">
      <style:text-properties fo:color="#000000" style:text-outline="false" style:font-name="Times" fo:font-size="12pt" fo:letter-spacing="normal" officeooo:rsid="00264749" style:letter-kerning="true" fo:background-color="transparent" loext:char-shading-value="0" style:font-size-asian="12pt" style:font-size-complex="12pt"/>
    </style:style>
    <style:style style:name="T17" style:family="text">
      <style:text-properties fo:color="#1a1a1a" fo:letter-spacing="normal" style:letter-kerning="false"/>
    </style:style>
    <style:style style:name="T18" style:family="text">
      <style:text-properties fo:color="#1a1a1a" fo:letter-spacing="normal" officeooo:rsid="00025ca3" style:letter-kerning="false"/>
    </style:style>
    <style:style style:name="T19" style:family="text">
      <style:text-properties fo:color="#1a1a1a" fo:letter-spacing="normal" officeooo:rsid="000eb3a8" style:letter-kerning="false"/>
    </style:style>
    <style:style style:name="T20" style:family="text">
      <style:text-properties fo:color="#1a1a1a" style:text-outline="false" fo:letter-spacing="normal" style:letter-kerning="false"/>
    </style:style>
    <style:style style:name="T21" style:family="text">
      <style:text-properties fo:font-variant="normal" fo:text-transform="none" fo:color="#000000" style:text-outline="false" style:font-name="Times" fo:font-size="12pt" fo:letter-spacing="normal" fo:font-style="normal" fo:font-weight="normal" style:letter-kerning="true" style:font-size-asian="12pt" style:font-size-complex="12pt"/>
    </style:style>
    <style:style style:name="T22" style:family="text">
      <style:text-properties fo:font-variant="normal" fo:text-transform="none" fo:color="#000000" style:text-outline="false" style:font-name="Times" fo:font-size="12pt" fo:letter-spacing="normal" fo:font-style="normal" fo:font-weight="normal" officeooo:rsid="001ae75e" style:letter-kerning="true" style:font-size-asian="12pt" style:font-size-complex="12pt"/>
    </style:style>
    <style:style style:name="T23" style:family="text">
      <style:text-properties fo:font-variant="normal" fo:text-transform="none" fo:color="#000000" style:text-outline="false" style:font-name="Times" fo:font-size="12pt" fo:letter-spacing="normal" fo:font-style="normal" fo:font-weight="normal" officeooo:rsid="001bc5c9" style:letter-kerning="true" style:font-size-asian="12pt" style:font-size-complex="12pt"/>
    </style:style>
    <style:style style:name="T24" style:family="text">
      <style:text-properties fo:font-variant="normal" fo:text-transform="none" fo:color="#000000" style:text-outline="false" style:font-name="Times" fo:font-size="12pt" fo:letter-spacing="normal" fo:font-style="normal" fo:font-weight="normal" officeooo:rsid="001d2acf" style:letter-kerning="true" style:font-size-asian="12pt" style:font-size-complex="12pt"/>
    </style:style>
    <style:style style:name="T25" style:family="text">
      <style:text-properties fo:font-variant="normal" fo:text-transform="none" fo:color="#000000" style:text-outline="false" style:font-name="Times" fo:font-size="12pt" fo:letter-spacing="normal" fo:font-style="normal" fo:font-weight="normal" officeooo:rsid="001e1d46" style:letter-kerning="true" style:font-size-asian="12pt" style:font-size-complex="12pt"/>
    </style:style>
    <style:style style:name="T26" style:family="text">
      <style:text-properties fo:font-variant="normal" fo:text-transform="none" fo:color="#000000" style:text-outline="false" style:font-name="Times" fo:font-size="12pt" fo:letter-spacing="normal" fo:font-style="normal" fo:font-weight="normal" officeooo:rsid="0020173b" style:letter-kerning="true" style:font-size-asian="12pt" style:font-size-complex="12pt"/>
    </style:style>
    <style:style style:name="T27" style:family="text">
      <style:text-properties fo:font-variant="normal" fo:text-transform="none" fo:color="#000000" style:text-outline="false" style:font-name="Times" fo:font-size="12pt" fo:letter-spacing="normal" fo:font-style="normal" fo:font-weight="normal" officeooo:rsid="00219703" style:letter-kerning="true" style:font-size-asian="12pt" style:font-size-complex="12pt"/>
    </style:style>
    <style:style style:name="T28" style:family="text">
      <style:text-properties fo:font-variant="normal" fo:text-transform="none" fo:color="#000000" style:text-outline="false" style:font-name="Times" fo:font-size="12pt" fo:letter-spacing="normal" fo:font-style="normal" fo:font-weight="normal" officeooo:rsid="00223957" style:letter-kerning="true" style:font-size-asian="12pt" style:font-size-complex="12pt"/>
    </style:style>
    <style:style style:name="T29" style:family="text">
      <style:text-properties fo:font-variant="normal" fo:text-transform="none" fo:color="#000000" style:text-outline="false" style:font-name="Times" fo:font-size="12pt" fo:letter-spacing="normal" fo:font-style="normal" fo:font-weight="normal" officeooo:rsid="002333e1" style:letter-kerning="true" style:font-size-asian="12pt" style:font-size-complex="12pt"/>
    </style:style>
    <style:style style:name="T30" style:family="text">
      <style:text-properties fo:font-variant="normal" fo:text-transform="none" fo:color="#000000" style:text-outline="false" style:font-name="Times" fo:font-size="12pt" fo:letter-spacing="normal" fo:font-style="normal" fo:font-weight="normal" officeooo:rsid="00247880" style:letter-kerning="true" style:font-size-asian="12pt" style:font-size-complex="12pt"/>
    </style:style>
    <style:style style:name="T31" style:family="text">
      <style:text-properties fo:font-variant="normal" fo:text-transform="none" fo:color="#000000" style:text-outline="false" style:font-name="Times" fo:font-size="12pt" fo:letter-spacing="normal" fo:font-style="normal" fo:font-weight="normal" officeooo:rsid="00295505" style:letter-kerning="true" style:font-size-asian="12pt" style:font-size-complex="12pt"/>
    </style:style>
    <style:style style:name="T32" style:family="text">
      <style:text-properties fo:font-variant="normal" fo:text-transform="none" fo:color="#000000" style:text-outline="false" style:font-name="Times" fo:font-size="12pt" fo:letter-spacing="normal" fo:font-style="normal" fo:font-weight="normal" officeooo:rsid="002ac05a" style:letter-kerning="true" style:font-size-asian="12pt" style:font-size-complex="12pt"/>
    </style:style>
    <style:style style:name="T33" style:family="text">
      <style:text-properties fo:font-variant="normal" fo:text-transform="none" fo:color="#000000" style:text-outline="false" style:font-name="Times" fo:font-size="12pt" fo:letter-spacing="normal" fo:font-style="normal" fo:font-weight="normal" officeooo:rsid="002ac6c9" style:letter-kerning="true" style:font-size-asian="12pt" style:font-size-complex="12pt"/>
    </style:style>
    <style:style style:name="T34" style:family="text">
      <style:text-properties fo:font-variant="normal" fo:text-transform="none" fo:color="#000000" style:text-outline="false" style:font-name="Times" fo:font-size="12pt" fo:letter-spacing="normal" fo:font-style="normal" fo:font-weight="normal" officeooo:rsid="001bc47f" style:letter-kerning="true" style:font-size-asian="12pt" style:font-size-complex="12pt"/>
    </style:style>
    <style:style style:name="T35" style:family="text">
      <style:text-properties fo:font-variant="normal" fo:text-transform="none" fo:color="#000000" style:text-outline="false" style:font-name="Times" fo:font-size="12pt" fo:letter-spacing="normal" fo:font-style="normal" fo:font-weight="normal" officeooo:rsid="002fd9e6" style:letter-kerning="true" style:font-size-asian="12pt" style:font-size-complex="12pt"/>
    </style:style>
    <style:style style:name="T36" style:family="text">
      <style:text-properties fo:font-variant="normal" fo:text-transform="none" fo:color="#000000" style:text-outline="false" style:font-name="Times" fo:font-size="12pt" fo:letter-spacing="normal" fo:font-style="normal" fo:font-weight="normal" officeooo:rsid="0030ec9c" style:letter-kerning="true" style:font-size-asian="12pt" style:font-size-complex="12pt"/>
    </style:style>
    <style:style style:name="T37" style:family="text">
      <style:text-properties fo:font-variant="normal" fo:text-transform="none" fo:color="#000000" style:text-outline="false" style:font-name="Times" fo:font-size="12pt" fo:letter-spacing="normal" fo:font-style="normal" fo:font-weight="normal" officeooo:rsid="0032e733" style:letter-kerning="true" style:font-size-asian="12pt" style:font-size-complex="12pt"/>
    </style:style>
    <style:style style:name="T38" style:family="text">
      <style:text-properties fo:font-variant="normal" fo:text-transform="none" fo:color="#000000" style:text-outline="false" style:font-name="Times" fo:font-size="12pt" fo:letter-spacing="normal" fo:font-style="normal" fo:font-weight="normal" officeooo:rsid="00335681" style:letter-kerning="true" style:font-size-asian="12pt" style:font-size-complex="12pt"/>
    </style:style>
    <style:style style:name="T39" style:family="text">
      <style:text-properties fo:font-variant="normal" fo:text-transform="none" fo:color="#000000" style:text-outline="false" style:font-name="Times" fo:font-size="12pt" fo:letter-spacing="normal" fo:font-style="normal" fo:font-weight="normal" officeooo:rsid="00344761" style:letter-kerning="true" style:font-size-asian="12pt" style:font-size-complex="12pt"/>
    </style:style>
    <style:style style:name="T40" style:family="text">
      <style:text-properties fo:font-variant="normal" fo:text-transform="none" fo:color="#000000" style:text-outline="false" style:font-name="Times" fo:font-size="12pt" fo:letter-spacing="normal" fo:font-style="normal" fo:font-weight="normal" officeooo:rsid="00362a7e" style:letter-kerning="true" style:font-size-asian="12pt" style:font-size-complex="12pt"/>
    </style:style>
    <style:style style:name="T41" style:family="text">
      <style:text-properties fo:font-variant="normal" fo:text-transform="none" fo:color="#000000" style:text-outline="false" style:font-name="Times" fo:font-size="12pt" fo:letter-spacing="normal" fo:font-style="normal" fo:font-weight="normal" officeooo:rsid="0037131c" style:letter-kerning="true" style:font-size-asian="12pt" style:font-size-complex="12pt"/>
    </style:style>
    <style:style style:name="T42" style:family="text">
      <style:text-properties fo:font-variant="normal" fo:text-transform="none" fo:color="#000000" style:text-outline="false" style:font-name="Times" fo:font-size="12pt" fo:letter-spacing="normal" fo:font-style="normal" fo:font-weight="normal" officeooo:rsid="0038e472" style:letter-kerning="true" style:font-size-asian="12pt" style:font-size-complex="12pt"/>
    </style:style>
    <style:style style:name="T43" style:family="text">
      <style:text-properties fo:font-variant="normal" fo:text-transform="none" fo:color="#000000" style:text-outline="false" style:font-name="Times" fo:font-size="12pt" fo:letter-spacing="normal" fo:font-style="normal" fo:font-weight="normal" officeooo:rsid="00247880" style:letter-kerning="true" fo:background-color="transparent" loext:char-shading-value="0" style:font-size-asian="12pt" style:font-size-complex="12pt"/>
    </style:style>
    <style:style style:name="T44" style:family="text">
      <style:text-properties fo:font-variant="normal" fo:text-transform="none" fo:color="#000000" style:text-outline="false" style:font-name="Times" fo:font-size="12pt" fo:letter-spacing="normal" fo:font-style="normal" fo:font-weight="normal" officeooo:rsid="0020173b" style:letter-kerning="true" fo:background-color="transparent" loext:char-shading-value="0" style:font-size-asian="12pt" style:font-size-complex="12pt"/>
    </style:style>
    <style:style style:name="T45" style:family="text">
      <style:text-properties fo:font-variant="normal" fo:text-transform="none" fo:color="#000000" style:text-outline="false" style:font-name="Times" fo:font-size="12pt" fo:letter-spacing="normal" fo:font-style="normal" fo:font-weight="normal" officeooo:rsid="001e1d46" style:letter-kerning="true" fo:background-color="transparent" loext:char-shading-value="0" style:font-size-asian="12pt" style:font-size-complex="12pt"/>
    </style:style>
    <style:style style:name="T46" style:family="text">
      <style:text-properties fo:font-variant="normal" fo:text-transform="none" fo:color="#000000" style:text-outline="false" style:font-name="Times" fo:font-size="12pt" fo:letter-spacing="normal" fo:font-style="normal" fo:font-weight="normal" officeooo:rsid="00219703" style:letter-kerning="true" fo:background-color="transparent" loext:char-shading-value="0" style:font-size-asian="12pt" style:font-size-complex="12pt"/>
    </style:style>
    <style:style style:name="T47" style:family="text">
      <style:text-properties fo:font-variant="normal" fo:text-transform="none" fo:color="#000000" style:text-outline="false" style:font-name="Times" fo:font-size="12pt" fo:letter-spacing="normal" fo:font-style="normal" fo:font-weight="normal" officeooo:rsid="00264749" style:letter-kerning="true" fo:background-color="transparent" loext:char-shading-value="0" style:font-size-asian="12pt" style:font-size-complex="12pt"/>
    </style:style>
    <style:style style:name="T48" style:family="text">
      <style:text-properties fo:font-variant="normal" fo:text-transform="none" fo:color="#000000" style:text-outline="false" style:font-name="Times" fo:font-size="12pt" fo:letter-spacing="normal" fo:font-style="normal" fo:font-weight="normal" officeooo:rsid="00270714" style:letter-kerning="true" fo:background-color="transparent" loext:char-shading-value="0" style:font-size-asian="12pt" style:font-size-complex="12pt"/>
    </style:style>
    <style:style style:name="T49" style:family="text">
      <style:text-properties fo:font-variant="normal" fo:text-transform="none" fo:color="#000000" style:text-outline="false" style:font-name="Times" fo:font-size="12pt" fo:letter-spacing="normal" fo:font-style="normal" fo:font-weight="normal" officeooo:rsid="00281bbb" style:letter-kerning="true" fo:background-color="transparent" loext:char-shading-value="0" style:font-size-asian="12pt" style:font-size-complex="12pt"/>
    </style:style>
    <style:style style:name="T50" style:family="text">
      <style:text-properties fo:font-variant="normal" fo:text-transform="none" fo:color="#000000" style:text-outline="false" style:font-name="Times" fo:font-size="12pt" fo:letter-spacing="normal" fo:font-style="normal" fo:font-weight="normal" officeooo:rsid="002ac05a" style:letter-kerning="true" fo:background-color="transparent" loext:char-shading-value="0" style:font-size-asian="12pt" style:font-size-complex="12pt"/>
    </style:style>
    <style:style style:name="T51" style:family="text">
      <style:text-properties officeooo:rsid="003a50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7">Hoje somos inundados por diversos dispositivos digitais executando tarefas de forma automatizada. Embora seja muito intuitivo uma tarefa é uma sequência ordenada de passos finitos para resolver um determinado problema, sistematizar esse processo é denominado de algoritmo. Um algoritmo é uma ferramenta utilizada em várias áreas do conhecimento, na matemática alguns algoritmos são responsáveis por padronizar uma operação matemática qualquer e essa padronização pode ser facilmente repetida sempre que necessário. Na ciência da computação ele é fundamental para a construção de sistemas, de forma pragmática, um aplicativo é </text:span><text:span text:style-name="T18">o </text:span><text:span text:style-name="T17">algoritmo que foi programado em uma determinada linguagem de programação e foi transformado em linguagem de máquina podendo ser executado em computador. Vamos entender o processo de criação de um algoritmo, algumas padronizações, sua complexidade e eficiência, </text:span><text:span text:style-name="T19">bem como entender como os tipos abstratos de dados vetores e matrizes funcionar.</text:span></text:p>
      <text:p text:style-name="P2"/>
      <text:p text:style-name="P1"><text:span text:style-name="T17">Podemos construir algoritmos para uma infinidade de coisas, na verdade, a todo momento usamos e colocamos em prática algoritmos, seja de forma intuitiva quando queremos descobrir como resolver um dado problema, seja de forma explicita por meio de ferramentas especializadas que aplica um algoritmo já determinado. Vejamos, se você é um chefe de cozinha e cria receitas novas, você está construindo algoritmos, se você compra seu café da manhã por meio de um aplicativo que seleciona uma refeição seja a partir de uma dieta especifica ou não, você está usando algoritmos. Compreender o seu conceito é base para a construção de conhecimento mais solido, afinal desenvolver algoritmos estimula o raciocínio lógico e a cognição das pessoas. </text:span><text:span text:style-name="T18">E quanto mais especializado um algoritmo é, mais eficiente ele se torna.</text:span></text:p>
      <text:p text:style-name="P6"/>
      <text:p text:style-name="P2">A Teoria da Computação busca determinar quais problemas podem ser aplicados em um modelo de computação, esse modelo formalmente pode ser definida como a solução de um problema por meio de um algoritmo, assim chegamos a conclusão que um algoritmo para ser computado deve obedecer a arquitetura de Von Newmann. Isso significa que a partir de entradas um algoritmo pode ser processado e produzir saídas resultantes. Em uma calculadora a função soma, é resultado de um algoritmo que ao receber valores retorna o valor resultante da sua operação. É importante salientar que não existe um algoritmo único, cada pessoa pode ver de forma diferente como resolver um dado problema. Alguns algoritmos são de fato muito simples enquanto outros muito difíceis, o nível de complexidade entre algoritmos pode ser classificado como, Fáceis (P), Razoáveis (NP), Difíceis (NP-Completo).</text:p>
      <text:p text:style-name="P2"/>
      <text:p text:style-name="P1"><text:span text:style-name="T17">Algoritmos são classificados pelo tipo de problema que eles podem resolver e o tempo usado para tal, um fato importante é que o tempo de processamento de um algoritmo pode mudar de acordo com o tamanho da entrada que será utilizada, formalmente o tempo de um algoritmo é expresso pelo polinômio O(nˆˆ3). Podemos separa-los como, Classe P, aqui estão vários problemas naturais, como, estruturas de decisão de programação linear, cálculo de Máximo divisor comum e são <text:s/>problemas que podem ser resolvidos em tempo polinomial, ao generalizarmos P, obtemos a Classe NP que é o conjunto de todos os problemas que podem ser resolvidos por algoritmos não-</text:span><text:soft-page-break/><text:span text:style-name="T17">deterministicos em tempo polinomial usando uma máquina de Turing não-deterministica - em uma máquina de estados um autômato deterministíco demonstra que para cada estado existe apenas uma transição possível, já em um autômato não determinístico pode existir estados que podem levar a outros estados</text:span><text:span text:style-name="T10">.</text:span><text:span text:style-name="T20"> Os problemas NP mais difíceis são os da classe NP-completo, estes por sua vez são problemas de decisão do tipo “sim ou não” e ainda existem problemas de otimização chamados de NP-Difícil, contudo sua dificuldade não é menor que a dificuldade de decisão dos problemas NP-Completo. Outra características de problemas NP-Completo é que, se qualquer um deles puder ser resolvido em tempo polinomial então todos os outros problema NP-completo também terão uma solução com tempo polinomial. </text:span></text:p>
      <text:p text:style-name="P3"/>
      <text:p text:style-name="P3">O estudo da complexidade dos algoritmos permite observar o quanto de empenho existe na busca de algoritmos mais eficientes. Para alcançar essa eficiência é importante obedecer algumas premissas, algoritmos devem ser simples e não podem ter ambiguidade, as ações devem ser ordenadas e estabelecer todas as sequencias de ações em passos finitos. Ele deve ser capaz de ler e escrever dados, avaliar expressões algébricas, relacionais e lógicas, ser capaz de tomar decisões com base em expressões avaliadas e repetir esse conjunto de ações de acordo com a necessidade. Relembrando, um software é um algoritmo que foi programado, à vista disso, o requisito básico é que a especificação deve fornecer uma descrição precisa do procedimento computacional a ser seguido.</text:p>
      <text:p text:style-name="P3"/>
      <text:p text:style-name="P10"><text:span text:style-name="T1">Os algoritmos são independentes de linguagem contudo </text:span><text:span text:style-name="T2">a técnica de representação por meio de</text:span><text:span text:style-name="T1"> pseudo-código utiliza um conjunto restrito de palavras-chaves como, 1) leia e escreva, responsáveis pelo processo de entrada e saída; 2) se, então, senão, senão-se, são estruturas de controle e decisão; </text:span><text:span text:style-name="T2">3) </text:span><text:span text:style-name="T9">para, faça, </text:span><text:span text:style-name="T2">enquanto é uma estrutura de loop ou laço; e 4)</text:span><text:span text:style-name="T1"> fim-se; geralmente essas palavras estão em uma linguagem nativa ao desenvolvedor. </text:span><text:span text:style-name="T2">Esse tipo de representação</text:span><text:span text:style-name="T1"> também não possui a rigidez do formalismo das linguagens de programação </text:span><text:span text:style-name="T2">propriamente dita</text:span><text:span text:style-name="T1">, permitindo ser fácil de interpretar e de codificar. </text:span><text:span text:style-name="T4">Contudo, o </text:span><text:span text:style-name="T5">pseudo-código permite </text:span><text:span text:style-name="T3">aplicar </text:span><text:span text:style-name="T5">tanto</text:span><text:span text:style-name="T3"> conceitos lógicos </text:span><text:span text:style-name="T5">como, verdadeiro e falso, quanto</text:span><text:span text:style-name="T3"> conceitos matemáticos </text:span><text:span text:style-name="T5">como,</text:span><text:span text:style-name="T3"> conjuntos numéricos, algebra </text:span><text:span text:style-name="T6">entre outros</text:span><text:span text:style-name="T3">. </text:span><text:span text:style-name="T7">U</text:span><text:span text:style-name="T4">m conceito fundamental é o da variável, </text:span><text:span text:style-name="T7">elas permitem realizar as mais diversas operações com os mais diversos tipos de dados diferentes. </text:span></text:p>
      <text:p text:style-name="P10"><text:span text:style-name="T7"/></text:p>
      <text:p text:style-name="P12"><text:span text:style-name="T12">As variáveis são espaços reservados na memória RAM do computador para guardar informações que serão utilizadas durante o código do programa. Pode-se armazenar nestas variáveis diversos valores de diversos tipos e tamanhos, tais como números inteiros, números reais, caracteres, frases, enfim, diversas coisas. A diversidade de tipos de dados que uma variável pode assumir é muito grande e não conhecer o tipo de dado que está armazenado no momento de uma determinada operação pode ocasionar erros, por isso, existem alguns tipos básicos em todas as linguagens de programação como: int </text:span><text:span text:style-name="T13">(valores inteiros)</text:span><text:span text:style-name="T12">, float </text:span><text:span text:style-name="T13">(valores decimais)</text:span><text:span text:style-name="T12">,</text:span><text:span text:style-name="T13"> e string (representa cadeias de caracteres, seja números ou letras). </text:span><text:span text:style-name="T8">O tipo de um dado define o conjunto de valores ao qual o dado pertence, bem como o conjunto de todas as operações que podem atuar </text:span><text:soft-page-break/><text:span text:style-name="T8">sobre qualquer valor daquele conjunto de valores</text:span><text:span text:style-name="T13">. Uma variável possui nome, tipo e conteúdo e pode ser representada em pseudo-código assim: var nome : </text:span><text:span text:style-name="T15">string; var </text:span><text:span text:style-name="T16">media</text:span><text:span text:style-name="T15"> : </text:span><text:span text:style-name="T16">float</text:span><text:span text:style-name="T15">; </text:span><text:span text:style-name="T43">P</text:span><text:span text:style-name="T44">or ver,</text:span><text:span text:style-name="T45"> quando é necessário mostrar o valor de uma variável </text:span><text:span text:style-name="T46">em um pseudo-código</text:span><text:span text:style-name="T45">, us</text:span><text:span text:style-name="T44">e</text:span><text:span text:style-name="T45"> o comando “</text:span><text:span text:style-name="T50">im</text:span><text:span text:style-name="T45">pri</text:span><text:span text:style-name="T50">ma</text:span><text:span text:style-name="T45"> </text:span><text:span text:style-name="T46">(conjunto de variáveis)</text:span><text:span text:style-name="T44">”, </text:span><text:span text:style-name="T47">assim para construir a mensagem “Caro &lt;aluno&gt; sua média é &lt;media&gt;” comando é “ </text:span><text:span text:style-name="T50">im</text:span><text:span text:style-name="T45">pri</text:span><text:span text:style-name="T50">ma</text:span><text:span text:style-name="T47"> ‘</text:span><text:span text:style-name="T48">Caro’ + nome + ‘sua média é’ + str(media)</text:span><text:span text:style-name="T47">”. </text:span><text:span text:style-name="T49">Veja que é possível construir textos interpolando com algumas variáveis utilizando a operação de concatenação, que usa o mesmo conceito e sinal simbólico da operação aritmética soma. Contudo essa operação só é permitida para o tipo String, qualquer variável de outro tipo, deverá ser convertida para string atravéz do comado str(variavel) que converte outros tipos para script. </text:span><text:span text:style-name="T14">Em muitos casos precisamos armazenar um numero considerável de dados uma variável, como uma lista de pessoas que participam de um concurso. Para esse caso, podemos usar uma estrutura de dado denominado de Vetor ou Matriz.</text:span></text:p>
      <text:p text:style-name="P11"><text:span text:style-name="T14"/></text:p>
      <text:p text:style-name="P13"><text:span text:style-name="T14">U</text:span><text:span text:style-name="T11">m vetor é um tipo especial de variável e possui uma estrutura uni-dimensional capaz de armazenar um </text:span><text:span text:style-name="T22">conjunto de variáveis do mesmo tipo acessíveis com um único nome. </text:span><text:span text:style-name="T23">Em computação um Vetor (Array) </text:span><text:span text:style-name="T28">é constituído por dados agrupados continuamente na memória e, é acessados por referência a posição do dado na variável, sua representação é variável[índice],</text:span><text:span text:style-name="T23"> <text:s/></text:span><text:span text:style-name="T29">e o</text:span><text:span text:style-name="T23"> vetor é </text:span><text:span text:style-name="T29">variável</text:span><text:span text:style-name="T23"> = []. Vamos representar dois vetores, o primeiro com o nome de 3 alunos e o seguinte com as médias de suas notas, alunos = [ ‘Maria’, ‘Pedro’, ‘Marcos’], </text:span><text:span text:style-name="T29">médias</text:span><text:span text:style-name="T23"> = [ 10, 7, 9] </text:span><text:span text:style-name="T26">respectivamente</text:span><text:span text:style-name="T23">. </text:span><text:span text:style-name="T24">Vetores são tipos de variáveis de referência </text:span><text:span text:style-name="T26">se</text:span><text:span text:style-name="T24"> </text:span><text:span text:style-name="T25">difer</text:span><text:span text:style-name="T26">e</text:span><text:span text:style-name="T25">n</text:span><text:span text:style-name="T26">cian</text:span><text:span text:style-name="T25">do das variáveis comuns. </text:span><text:span text:style-name="T29">Ao observar o vetor alunos, nota-se algumas características, </text:span><text:span text:style-name="T30">como, </text:span><text:span text:style-name="T29">alunos é um vetor de tamanho 3, </text:span><text:span text:style-name="T30">possui apenas strings, e seu maior índice é 2. Isso porque na computação a contagem sempre inicia de 0, assim, Maria, Pedro e Marcos respectivamente tem índices 0,1 e 2</text:span><text:span text:style-name="T26">. </text:span><text:span text:style-name="T30">Ao executar </text:span><text:span text:style-name="T27">o comando “ </text:span><text:span text:style-name="T50">im</text:span><text:span text:style-name="T45">pri</text:span><text:span text:style-name="T50">ma</text:span><text:span text:style-name="T27"> alunos, </text:span><text:span text:style-name="T29">média</text:span><text:span text:style-name="T27">s”, um resultado praticamente inútil mostra a resposta </text:span><text:span text:style-name="T30">-</text:span><text:span text:style-name="T27"> </text:span><text:span text:style-name="T23">[ ‘Maria’, ‘Pedro’, ‘Marcos’], [ 10, 7, 9], </text:span><text:span text:style-name="T27">o que não traz sentido. Contudo o objetivo agora é apenas imprimir: </text:span><text:span text:style-name="T31">“</text:span><text:span text:style-name="T32">Maria</text:span><text:span text:style-name="T27"> </text:span><text:span text:style-name="T32">possui média</text:span><text:span text:style-name="T31"> </text:span><text:span text:style-name="T32">10</text:span><text:span text:style-name="T27">”</text:span><text:span text:style-name="T28"> </text:span><text:span text:style-name="T29">assim, ao relembrar a representação do vetor, a reescrita do comando é “ </text:span><text:span text:style-name="T50">im</text:span><text:span text:style-name="T45">pri</text:span><text:span text:style-name="T50">ma</text:span><text:span text:style-name="T29"> </text:span><text:span text:style-name="T31">alunos[0] + ‘ </text:span><text:span text:style-name="T32">possui média </text:span><text:span text:style-name="T31">’ + medias[0]”. </text:span><text:span text:style-name="T32">O uso de vetores aplicando alguma estrutura de controle já apresentada, poderia otimizar o ultimo comando imprima mostrado, e imprimir de uma vez só todos os alunos. Veja o pseudo-código </text:span><text:span text:style-name="T33">usando a estrutura de laço “para” aplicado aos vetores alunos e médias</text:span><text:span text:style-name="T32">, “</text:span><text:span text:style-name="T33">p</text:span><text:span text:style-name="T32">ara aluno,media em alunos,medias: imprima <text:s/></text:span><text:span text:style-name="T33">aluno + ‘ possui <text:s/>‘ + media”. O comando para vai verificar se existe um aluno o vetor alunos o simultaneamente o mesmo fará com a média, e sempre que encontrar uma combinação satisfatória ele executa o comando imprima, consequentemente ira percorres as listas até o fim, imprimindo uma mensagem para cada aluno. Haja visto o poder que um vetor possui, já que ele pode armazenar vários dados em uma mesma instância de variável, imagine, vetores dentro de vetores.</text:span></text:p>
      <text:p text:style-name="P13"><text:span text:style-name="T33"/></text:p>
      <text:p text:style-name="P14"><text:span text:style-name="T35">Em diversas circustância é </text:span><text:span text:style-name="T36">necessário construir arranjos mais complexos, </text:span><text:span text:style-name="T37">denominadas </text:span><text:span text:style-name="T21">matrizes. </text:span><text:span text:style-name="T37"><text:s/>Esta estrutura </text:span><text:span text:style-name="T35">tem comportamento singular ao vetor </text:span><text:span text:style-name="T34">com a diferença de ser n-dimensional, </text:span><text:span text:style-name="T38">como mostra</text:span><text:span text:style-name="T37"> </text:span><text:span text:style-name="T38">o</text:span><text:span text:style-name="T34"> </text:span><text:span text:style-name="T37">vetor = [[ [1],[2],[3] ][ [4],[5],[6] ]]</text:span><text:span text:style-name="T35">. </text:span><text:span text:style-name="T39">Estas estruturas permitem movimentar fluxos na </text:span><text:soft-page-break/><text:span text:style-name="T39">memória estruturas mais volumosa de dados. Uma matriz possui um comportamento semelhante a uma planilha eletrônica, com células, linhas e colunas,</text:span><text:span text:style-name="T41"> </text:span><text:span text:style-name="T42">desta forma uma matriz pode ser dica como variável quadrada 2x2 se o numero de linhas e colunas for 2, já a matriz vetor é 2x3</text:span><text:span text:style-name="T39">.</text:span><text:span text:style-name="T40"> A busca de um valor na matriz considera que cada linha da matriz como é vetor, assim, para encontrar o valor </text:span><text:span text:style-name="T41">3 o</text:span><text:span text:style-name="T40"> vetor[</text:span><text:span text:style-name="T41">0</text:span><text:span text:style-name="T40">][</text:span><text:span text:style-name="T41">2</text:span><text:span text:style-name="T40">], e representa a linha </text:span><text:span text:style-name="T41">1</text:span><text:span text:style-name="T40"> na coluna </text:span><text:span text:style-name="T41">2 – é importante lembrar que na computação a contagem inicia de 0. Não existe um limite </text:span><text:span text:style-name="T42">de profundidade dentro de uma matriz, cada celula da matriz pode ter uma outra matriz.</text:span><text:span text:style-name="T40"> </text:span><text:span text:style-name="T41">Hoje é muito comum utilizar matrizes, haja visto que os sistemas bigdata organizam dados em forma de matrizes, </text:span><text:span text:style-name="T42">e as mais elaboradas consultas são continuamente otimizadas, isso pode demonstrar o quanto eficiente são as matrizes</text:span><text:span text:style-name="T41">.<text:tab/></text:span></text:p>
      <text:p text:style-name="P4"/>
      <text:p text:style-name="P4">Podemos concluir que um algoritmo é uma ferramenta metodológica tanto para aprendizado da lógica de programação quanto é utilizada por desenvolvedores experientes enxergar de forma clara a solução de determinados problemas. <text:span text:style-name="T51">O estudo de estruturas de dados como vetores e matrizes são determinantes para a construção de novos algoritmos mais otimizado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Open Sans" svg:font-family="'Open Sans', Tahoma, Verdana, Arial, sans-serif"/>
    <style:font-face style:name="Roboto" svg:font-family="Roboto, Helvetica, Arial, sans-serif"/>
    <style:font-face style:name="sans-serif" svg:font-family="sans-serif"/>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0:47:15.849151916</meta:creation-date>
    <meta:generator>LibreOffice/5.2.3.3$MacOSX_X86_64 LibreOffice_project/d54a8868f08a7b39642414cf2c8ef2f228f780cf</meta:generator>
    <meta:editing-duration>PT5M56S</meta:editing-duration>
    <meta:editing-cycles>3</meta:editing-cycles>
    <dc:date>2019-01-21T17:14:29.124156578</dc:date>
    <meta:document-statistic meta:table-count="0" meta:image-count="0" meta:object-count="0" meta:page-count="4" meta:paragraph-count="10" meta:word-count="1758" meta:character-count="11156" meta:non-whitespace-character-count="9398"/>
  </office:meta>
</office:document-meta>
</file>